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style="normal" fo:font-weight="normal" officeooo:paragraph-rsid="000604ca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font-style="normal" fo:font-weight="normal" officeooo:paragraph-rsid="0006d971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paragraph-properties fo:text-align="start" style:justify-single-word="false"/>
      <style:text-properties fo:font-style="normal" fo:font-weight="normal" officeooo:paragraph-rsid="00082f5f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fo:font-style="normal" fo:font-weight="normal" officeooo:paragraph-rsid="0009a6f0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fo:font-style="normal" fo:font-weight="normal" officeooo:paragraph-rsid="000ab491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fo:font-style="normal" fo:font-weight="normal" officeooo:paragraph-rsid="000af06f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fo:font-style="normal" fo:font-weight="normal" officeooo:paragraph-rsid="000f2b5f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tyle="normal" fo:font-weight="normal" officeooo:paragraph-rsid="000af06f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font-style="normal" officeooo:paragraph-rsid="00049224" style:font-style-asian="normal" style:font-style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font-style="normal" officeooo:paragraph-rsid="000604ca" style:font-style-asian="normal" style:font-style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fo:font-style="italic" fo:font-weight="normal" officeooo:paragraph-rsid="00049224" style:font-style-asian="italic" style:font-weight-asian="normal" style:font-style-complex="italic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fo:font-style="italic" fo:font-weight="normal" officeooo:paragraph-rsid="000604ca" style:font-style-asian="italic" style:font-weight-asian="normal" style:font-style-complex="italic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fo:font-style="italic" fo:font-weight="normal" officeooo:paragraph-rsid="0006d971" style:font-style-asian="italic" style:font-weight-asian="normal" style:font-style-complex="italic" style:font-weight-complex="normal"/>
    </style:style>
    <style:style style:name="P19" style:family="paragraph" style:parent-style-name="Text_20_body" style:list-style-name="L1">
      <style:paragraph-properties fo:text-align="start" style:justify-single-word="false"/>
      <style:text-properties fo:font-style="italic" fo:font-weight="normal" officeooo:paragraph-rsid="00082f5f" style:font-style-asian="italic" style:font-weight-asian="normal" style:font-style-complex="italic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fo:font-style="italic" officeooo:paragraph-rsid="00049224" style:font-style-asian="italic" style:font-style-complex="italic"/>
    </style:style>
    <style:style style:name="P21" style:family="paragraph" style:parent-style-name="Text_20_body" style:list-style-name="L1">
      <style:paragraph-properties fo:text-align="start" style:justify-single-word="false"/>
      <style:text-properties fo:font-style="italic" officeooo:paragraph-rsid="000604ca" style:font-style-asian="italic" style:font-style-complex="italic"/>
    </style:style>
    <style:style style:name="P22" style:family="paragraph" style:parent-style-name="Text_20_body" style:list-style-name="L1">
      <style:paragraph-properties fo:text-align="start" style:justify-single-word="false"/>
      <style:text-properties fo:font-style="italic" fo:font-weight="bold" officeooo:paragraph-rsid="000604ca" style:font-style-asian="italic" style:font-weight-asian="bold" style:font-style-complex="italic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tyle="italic" fo:font-weight="bold" officeooo:paragraph-rsid="00108e8e" style:font-style-asian="italic" style:font-weight-asian="bold" style:font-style-complex="italic" style:font-weight-complex="bold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049224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paragraph-rsid="000604ca"/>
    </style:style>
    <style:style style:name="P26" style:family="paragraph" style:parent-style-name="Text_20_body" style:list-style-name="L2">
      <style:text-properties officeooo:paragraph-rsid="000f2b5f"/>
    </style:style>
    <style:style style:name="P27" style:family="paragraph" style:parent-style-name="Text_20_body" style:list-style-name="L2">
      <style:paragraph-properties fo:margin-top="0cm" fo:margin-bottom="0cm"/>
    </style:style>
    <style:style style:name="P28" style:family="paragraph" style:parent-style-name="Heading_20_3">
      <style:paragraph-properties fo:text-align="center" style:justify-single-word="false"/>
    </style:style>
    <style:style style:name="P29" style:family="paragraph" style:parent-style-name="Preformatted_20_Text" style:list-style-name="L1">
      <style:paragraph-properties fo:text-align="start" style:justify-single-word="false"/>
      <style:text-properties fo:font-style="italic" fo:font-weight="normal" officeooo:paragraph-rsid="000f2b5f" style:font-style-asian="italic" style:font-weight-asian="normal" style:font-style-complex="italic" style:font-weight-complex="normal"/>
    </style:style>
    <style:style style:name="P30" style:family="paragraph" style:parent-style-name="Preformatted_20_Text">
      <style:text-properties fo:font-weight="bold" style:font-weight-asian="bold" style:font-weight-complex="bold"/>
    </style:style>
    <style:style style:name="P31" style:family="paragraph" style:parent-style-name="Preformatted_20_Text"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Preformatted_20_Text" style:list-style-name="L1">
      <style:paragraph-properties fo:text-align="start" style:justify-single-word="false"/>
      <style:text-properties fo:font-style="normal" fo:font-weight="bold" officeooo:paragraph-rsid="00082f5f" style:font-style-asian="normal" style:font-weight-asian="bold" style:font-style-complex="normal" style:font-weight-complex="bold"/>
    </style:style>
    <style:style style:name="P33" style:family="paragraph" style:parent-style-name="Preformatted_20_Text" style:list-style-name="L1">
      <style:paragraph-properties fo:text-align="start" style:justify-single-word="false"/>
      <style:text-properties fo:font-style="normal" fo:font-weight="bold" officeooo:paragraph-rsid="000af06f" style:font-style-asian="normal" style:font-weight-asian="bold" style:font-style-complex="normal" style:font-weight-complex="bold"/>
    </style:style>
    <style:style style:name="P34" style:family="paragraph" style:parent-style-name="Preformatted_20_Text">
      <style:paragraph-properties fo:margin-top="0cm" fo:margin-bottom="0.499cm"/>
      <style:text-properties fo:font-weight="bold" style:font-weight-asian="bold" style:font-weight-complex="bold"/>
    </style:style>
    <style:style style:name="P35" style:family="paragraph" style:parent-style-name="Preformatted_20_Text">
      <style:paragraph-properties fo:margin-top="0cm" fo:margin-bottom="0.499cm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officeooo:rsid="00049224"/>
    </style:style>
    <style:style style:name="T2" style:family="text">
      <style:text-properties fo:font-style="italic" fo:font-weight="normal" officeooo:rsid="00049224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af06f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049224" style:font-style-asian="italic" style:font-style-complex="italic"/>
    </style:style>
    <style:style style:name="T5" style:family="text">
      <style:text-properties fo:font-style="italic" officeooo:rsid="000604ca" style:font-style-asian="italic" style:font-style-complex="italic"/>
    </style:style>
    <style:style style:name="T6" style:family="text">
      <style:text-properties fo:font-style="italic" officeooo:rsid="00082f5f" style:font-style-asian="italic" style:font-style-complex="italic"/>
    </style:style>
    <style:style style:name="T7" style:family="text">
      <style:text-properties fo:font-weight="normal" officeooo:rsid="000af06f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604ca" style:font-style-asian="normal" style:font-style-complex="normal"/>
    </style:style>
    <style:style style:name="T10" style:family="text">
      <style:text-properties fo:font-style="normal" fo:font-weight="normal" officeooo:rsid="000f2b5f" style:font-style-asian="normal" style:font-weight-asian="normal" style:font-style-complex="normal" style:font-weight-complex="normal"/>
    </style:style>
    <style:style style:name="T11" style:family="text">
      <style:text-properties officeooo:rsid="000604ca"/>
    </style:style>
    <style:style style:name="T12" style:family="text">
      <style:text-properties fo:font-weight="bold" officeooo:rsid="000604ca" style:font-weight-asian="bold" style:font-weight-complex="bold"/>
    </style:style>
    <style:style style:name="T13" style:family="text">
      <style:text-properties fo:font-weight="bold" officeooo:rsid="000dbcaa" style:font-weight-asian="bold" style:font-weight-complex="bold"/>
    </style:style>
    <style:style style:name="T14" style:family="text">
      <style:text-properties officeooo:rsid="0006d971"/>
    </style:style>
    <style:style style:name="T15" style:family="text">
      <style:text-properties officeooo:rsid="00082f5f"/>
    </style:style>
    <style:style style:name="T16" style:family="text">
      <style:text-properties officeooo:rsid="0009a6f0"/>
    </style:style>
    <style:style style:name="T17" style:family="text">
      <style:text-properties officeooo:rsid="000ab491"/>
    </style:style>
    <style:style style:name="T18" style:family="text">
      <style:text-properties officeooo:rsid="000af06f"/>
    </style:style>
    <style:style style:name="T19" style:family="text">
      <style:text-properties officeooo:rsid="000dbcaa"/>
    </style:style>
    <style:style style:name="T20" style:family="text">
      <style:text-properties officeooo:rsid="000f2b5f"/>
    </style:style>
    <style:style style:name="T21" style:family="text">
      <style:text-properties officeooo:rsid="00108e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3">Replikace(bonusová úloha u správy MySQL)</text:h>
      <text:p text:style-name="P2">Zadání:</text:p>
      <text:p text:style-name="P1">Popište replikaci databází mezi dvěma instancemi MySQL. </text:p>
      <text:p text:style-name="P1"/>
      <text:p text:style-name="P2">Definice replikace:</text:p>
      <text:p text:style-name="P3">Replikace je kopie databáze z jednoho serveru (Master) na druhém (Slave). Replikace není záloha – změny provedené na Masteru se zkopírují na Slave. Replikace tudíž nemůže být použita k obnově databáze po chybném zavolání příkazu DELETE, protože data jsou modifikována i na Slavu. Replikace pomáhá ochránit data proti poruchám hardware.</text:p>
      <text:p text:style-name="P23"><text:span text:style-name="T21">Zdroje:</text:span></text:p>
      <text:p text:style-name="P23"><text:a xlink:type="simple" xlink:href="http://www.howtoforge.com/how-to-set-up-database-replication-in-mysql-on-ubuntu-9.10-p2"><text:span text:style-name="T21">http://www.howtoforge.com/how-to-set-up-database-replication-in-mysql-on-ubuntu-9.10-p2</text:span></text:a></text:p>
      <text:p text:style-name="P2">Master:</text:p>
      <text:p text:style-name="P3">server1.example.com <text:s text:c="2"/>IP:192.168.0.100</text:p>
      <text:p text:style-name="P2">Slave:</text:p>
      <text:p text:style-name="P3">server2.example.com <text:s text:c="2"/>IP:192.168.0.101</text:p>
      <text:p text:style-name="P2">Řesení:</text:p>
      <text:list xml:id="list2122610862" text:style-name="L1">
        <text:list-item>
          <text:p text:style-name="P4">Je nutné mít práva roota:</text:p>
          <text:p text:style-name="P15">sudo su</text:p>
        </text:list-item>
        <text:list-item>
          <text:p text:style-name="P16"><text:span text:style-name="T1">v případě, že není na Masteru nebo Slavu nainstalován MySQL je nutné jej doinstalovat:</text:span></text:p>
          <text:p text:style-name="P24"><text:span text:style-name="T2">apt-get install </text:span><text:span text:style-name="T4">mysql-server mysql-client</text:span></text:p>
          <text:list>
            <text:list-item>
              <text:p text:style-name="P24"><text:span text:style-name="T4">Zobrazí se hláška pro nastavení hesla roota v MySQL a potvrzení, nastavíme „password“</text:span></text:p>
            </text:list-item>
          </text:list>
        </text:list-item>
        <text:list-item>
          <text:p text:style-name="P13"><text:span text:style-name="T1">abychom mohli udelat replikaci na localhostu, musíme zakomentovat v souboru /etc/mysql/my.cnf řádek bind-address = 127.0.0.1</text:span></text:p>
          <text:p text:style-name="P20"><text:span text:style-name="T1">pico /etc/mysql/my.cnf</text:span></text:p>
        </text:list-item>
        <text:list-item>
          <text:p text:style-name="P13"><text:span text:style-name="T1">poté restartujeme MySQL</text:span></text:p>
          <text:p text:style-name="P25"><text:span text:style-name="T4">/etc/init.d/mysql restart <text:s text:c="3"/></text:span><text:span text:style-name="T9">nebo </text:span><text:span text:style-name="T5">restart mysql</text:span></text:p>
        </text:list-item>
        <text:list-item>
          <text:p text:style-name="P14"><text:span text:style-name="T11">můžeme zkontrolovat, že MySQL je ve stavu listening na masteru:</text:span></text:p>
          <text:p text:style-name="P21"><text:span text:style-name="T11">netstat -tap | grep mysql</text:span></text:p>
          <text:p text:style-name="P21"><text:span text:style-name="T11">//zobrazí se něco jako:<text:line-break/></text:span><text:span text:style-name="T12">tcp <text:s text:c="5"/>0 <text:s text:c="6"/>0 <text:s text:c="3"/>*:mysql <text:s text:c="10"/>*:* <text:s text:c="14"/>LISTEN <text:s text:c="4"/></text:span></text:p>
          <text:p text:style-name="P22"><text:span text:style-name="T11">3635/mysqld</text:span></text:p>
        </text:list-item>
        <text:list-item>
          <text:p text:style-name="P5"><text:span text:style-name="T11">spustíme konzoli mysql</text:span></text:p>
          <text:p text:style-name="P17"><text:span text:style-name="T11">mysql -u root -p</text:span></text:p>
          <text:p text:style-name="P18"><text:span text:style-name="T14">//zadáme heslo z bodu 2) a)</text:span></text:p>
        </text:list-item>
        <text:list-item>
          <text:p text:style-name="P6"><text:span text:style-name="T14">V shellu nastavíme přístup userovi slave_user, který může být použit pro přístup na server1 z server2</text:span></text:p>
          <text:p text:style-name="P6"><text:span text:style-name="T14">GRANT REPLICATION SLAVE ON *.* TO 'slave_user'@'%' IDENTIFIED BY </text:span><text:soft-page-break/><text:span text:style-name="T14">'slave_password';<text:line-break/>FLUSH PRIVILEGES;<text:line-break/>quit;</text:span></text:p>
        </text:list-item>
        <text:list-item>
          <text:p text:style-name="P6"><text:span text:style-name="T14">Dále musíme „říci“ MySQL, pro kterou databázi má zaznamenávat log, aby bylo možné dělat změny z Mastera i na Slave, dále také které log fily má použít a specifikovat, že tento MySQL server je Master, </text:span><text:span text:style-name="T15">jméno replikované databáze je : exampledb</text:span></text:p>
          <text:p text:style-name="P18"><text:span text:style-name="T14">pico /etc/mysql/my.cnf</text:span></text:p>
          <text:p text:style-name="P19"><text:span text:style-name="T15">//tyto řádky musíme odkomentovat nebo dopsat:</text:span></text:p>
          <text:p text:style-name="P32">server-id <text:s text:c="14"/>= 1</text:p>
        </text:list-item>
      </text:list>
      <text:p text:style-name="P31"><text:tab/>log_bin <text:s text:c="16"/>= /var/log/mysql/mysql-bin.log</text:p>
      <text:p text:style-name="P31"><text:tab/>expire_logs_days <text:s text:c="7"/>= 10</text:p>
      <text:p text:style-name="P31"><text:tab/>max_binlog_size <text:s text:c="8"/>= 100M</text:p>
      <text:p text:style-name="P35"><text:tab/>binlog_do_db <text:s text:c="11"/>= exampledb</text:p>
      <text:list xml:id="list1000929906" text:continue-numbering="true" text:style-name="L1">
        <text:list-item>
          <text:p text:style-name="P7"><text:span text:style-name="T15">Restartujeme MySQL</text:span></text:p>
          <text:p text:style-name="P7"><text:span text:style-name="T4">/etc/init.d/mysql restart <text:s text:c="3"/></text:span><text:span text:style-name="T11">nebo </text:span><text:span text:style-name="T5">restart mysql</text:span></text:p>
        </text:list-item>
        <text:list-item>
          <text:p text:style-name="P7"><text:span text:style-name="T15">Spustíme MySQL konzoli s heslem z 2)a) a spustíme následnující příkazy:</text:span></text:p>
          <text:p text:style-name="P7"><text:span text:style-name="T6">// pokud neexistuje, vytvoříme pomocí CREATE</text:span></text:p>
          <text:p text:style-name="P7"><text:span text:style-name="T15">USE exampledb; </text:span></text:p>
          <text:p text:style-name="P8"><text:span text:style-name="T16">//zamkne tabulky, dá se jen číst</text:span><text:span text:style-name="T15"><text:line-break/>FLUSH TABLES WITH READ LOCK;</text:span></text:p>
          <text:p text:style-name="P8"><text:span text:style-name="T16">//zobrazí status db</text:span><text:span text:style-name="T15"><text:line-break/>SHOW MASTER STATUS;</text:span></text:p>
          <text:p text:style-name="P8"><text:span text:style-name="T16">//zobrazí se informace o souboru umístění, pozici, příslušnosti k databázi, <text:s/>:</text:span></text:p>
        </text:list-item>
        <text:list-item>
          <text:p text:style-name="P8"><text:span text:style-name="T17">V druhé konzoli si </text:span><text:span text:style-name="T16">uděláme snapshot databáze, </text:span><text:span text:style-name="T17">(pokud bysme uzavřeli MySQL konzoli, zámek se zruší...)</text:span></text:p>
          <text:p text:style-name="P8"><text:span text:style-name="T16">mysqldump -u root -ppassword --opt exampledb &gt; snapshot.sql</text:span></text:p>
        </text:list-item>
        <text:list-item>
          <text:p text:style-name="P9"><text:span text:style-name="T17">Přes scp zkopírujeme na server2</text:span></text:p>
        </text:list-item>
        <text:list-item>
          <text:p text:style-name="P10"><text:span text:style-name="T18">Nyní odemkneme db a opustíme MySQL shell</text:span></text:p>
          <text:p text:style-name="P10"><text:span text:style-name="T18">UNLOCK TABLES; <text:line-break/>quit; </text:span></text:p>
        </text:list-item>
      </text:list>
      <text:p text:style-name="P12"><text:span text:style-name="T18"/></text:p>
      <text:p text:style-name="P12"><text:span text:style-name="T18"><text:tab/></text:span><text:span text:style-name="T13">Server2:</text:span></text:p>
      <text:list xml:id="list1968248522" text:continue-numbering="true" text:style-name="L1">
        <text:list-item>
          <text:p text:style-name="P10"><text:span text:style-name="T18">Nyní musíme nakonfigurovat Slave, otevřeme /etc/mysql/my.cnf, </text:span><text:span text:style-name="T19">tak aby obsahoval</text:span><text:span text:style-name="T19">: </text:span></text:p>
          <text:p text:style-name="P29"><text:span text:style-name="T20">//Server id musí byt unikatni – minimalne ruzne od S_ID1</text:span></text:p>
          <text:p text:style-name="P33"><text:span text:style-name="T18">server-id=2</text:span></text:p>
        </text:list-item>
      </text:list>
      <text:p text:style-name="P30"><text:tab/>master-connect-retry=60</text:p>
      <text:p text:style-name="P34"><text:tab/>replicate-do-db=exampledb</text:p>
      <text:list xml:id="list1145539579" text:continue-numbering="true" text:style-name="L1">
        <text:list-item>
          <text:p text:style-name="P11"><text:span text:style-name="T20">vytvoříme prázdnou databázi</text:span></text:p>
          <text:p text:style-name="P11"><text:span text:style-name="T20">mysql -u root -p</text:span></text:p>
          <text:p text:style-name="P11"><text:span text:style-name="T20">CREATE DATABASE exampledb;<text:line-break/>quit;</text:span></text:p>
        </text:list-item>
        <text:list-item>
          <text:p text:style-name="P11"><text:span text:style-name="T20">Importujeme snapshot </text:span></text:p>
        </text:list-item>
        <text:list-item>
          <text:p text:style-name="P11"><text:soft-page-break/><text:span text:style-name="T20">/usr/bin/mysqladmin --user=root --password=yourrootsqlpassword stop-slave<text:line-break/>cd /tmp<text:line-break/>mysql -u root -pyourrootsqlpassword exampledb &lt; snapshot.sql</text:span></text:p>
        </text:list-item>
        <text:list-item>
          <text:p text:style-name="P11"><text:span text:style-name="T20">Připojíme se znovu k MySQL</text:span></text:p>
          <text:p text:style-name="P11"><text:span text:style-name="T20">mysql -u root -p</text:span></text:p>
        </text:list-item>
        <text:list-item>
          <text:p text:style-name="P11"><text:span text:style-name="T20">Spustíme následující příkaz, abychom udělali ze server2 Slave server1</text:span></text:p>
          <text:p text:style-name="P11"><text:span text:style-name="T20">CHANGE MASTER TO MASTER_HOST='192.168.0.100', MASTER_USER='slave_user', MASTER_PASSWORD='slave_password', MASTER_LOG_FILE='mysql-bin.000001', MASTER_LOG_POS=19467;</text:span></text:p>
        </text:list-item>
        <text:list-item>
          <text:p text:style-name="P11"><text:span text:style-name="T20">vysvětlivky:</text:span></text:p>
          <text:p text:style-name="P11"><text:span text:style-name="T20">MASTER_HOST je IP addresa nebo hostname serveru Master </text:span></text:p>
        </text:list-item>
        <text:list-item text:style-override="L2">
          <text:p text:style-name="P27">MASTER_USER je uživatel na serveru Master, kterému <text:span text:style-name="T20">jsme grantovali replikační práva</text:span> </text:p>
        </text:list-item>
        <text:list-item text:style-override="L2">
          <text:p text:style-name="P27">MASTER_PASSWORD <text:span text:style-name="T20">je heslo</text:span> <text:span text:style-name="T20">uživatele </text:span>MASTER_USER <text:span text:style-name="T20">na Masteru</text:span> </text:p>
        </text:list-item>
        <text:list-item text:style-override="L2">
          <text:p text:style-name="P27">MASTER_LOG_FILE <text:span text:style-name="T20">je soubor, který MySQL vrátí, když spustíte</text:span> SHOW MASTER STATUS; <text:span text:style-name="T20">na Masteru</text:span> </text:p>
        </text:list-item>
        <text:list-item text:style-override="L2">
          <text:p text:style-name="P26">MASTER_LOG_POS <text:span text:style-name="T20">je pozice, kterou MySQL vrátí, když zavoláte</text:span> SHOW MASTER STATUS; <text:span text:style-name="T20">na Masteru</text:span> <text:s/></text:p>
        </text:list-item>
        <text:list-item>
          <text:p text:style-name="P11"><text:span text:style-name="T20">Spustíme replikaci</text:span></text:p>
          <text:p text:style-name="P11"><text:span text:style-name="T20">START SLAVE;</text:span></text:p>
        </text:list-item>
        <text:list-item>
          <text:p text:style-name="P11"><text:span text:style-name="T20">pomocí SHOW SLAVE STATUS \G zkontrolujeme, že Slave_IO_Running a Slave_SQL_Running mají hodnoty Yes</text:span></text:p>
          <text:p text:style-name="P11"><text:span text:style-name="T2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3T13:39:06.47</meta:creation-date>
    <dc:date>2010-12-03T17:02:49</dc:date>
    <meta:editing-duration>PT02H53M25S</meta:editing-duration>
    <meta:editing-cycles>4</meta:editing-cycles>
    <meta:generator>OpenOffice.org/3.2$Linux OpenOffice.org_project/320m19$Build-9505</meta:generator>
    <dc:creator>DELL </dc:creator>
    <meta:document-statistic meta:table-count="0" meta:image-count="0" meta:object-count="0" meta:page-count="3" meta:paragraph-count="75" meta:word-count="539" meta:character-count="3989"/>
  </office:meta>
</office:document-meta>
</file>